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29">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29">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29">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21">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8406in" svg:y="5.6579in">
            <draw:object draw:notify-on-update-of-ranges="'U-test'.Z3:'U-test'.Z3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AUC</text:p>
          </table:table-cell>
          <table:table-cell table:number-columns-repeated="997"/>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R4]&gt;[.S4];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R5]&gt;[.S5];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R6]&gt;[.S6];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R7]&gt;[.S7];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R8]&gt;[.S8];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R9]&gt;[.S9];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R10]&gt;[.S10];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R11]&gt;[.S11];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R12]&gt;[.S12];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number-columns-repeated="997"/>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R13]&gt;[.S13];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R14]&gt;[.S14];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R15]&gt;[.S15];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number-columns-repeated="997"/>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R16]&gt;[.S16];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R17]&gt;[.S17];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R18]&gt;[.S18];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R19]&gt;[.S19];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R20]&gt;[.S20];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R21]&gt;[.S21];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number-columns-repeated="997"/>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R22]&gt;[.S22];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R23]&gt;[.S23];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R24]&gt;[.S24];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R25]&gt;[.S25];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R26]&gt;[.S26];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R27]&gt;[.S27];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R28]&gt;[.S28];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AUC/f</text:p>
          </table:table-cell>
          <table:table-cell table:style-name="ce6" table:formula="of:=[.C25]/[.C27]" office:value-type="float" office:value="0.605229591836735" calcext:value-type="float">
            <text:p>0.60523</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R29]&gt;[.S29];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29]" office:value-type="float" office:value="0.394770408163265" calcext:value-type="float">
            <text:p>0.39477</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R30]&gt;[.S30];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29]-[.C30];5)" office:value-type="float" office:value="0.21046" calcext:value-type="float">
            <text:p>0.21046</text:p>
          </table:table-cell>
          <table:table-cell table:style-name="ce23" table:formula="of:=COM.MICROSOFT.IFS([.C31]=AVERAGE([.$C$31:.$C$35]);&quot;ok&quot;;[.C31]&lt;&gt;AVERAGE([.$C$31:.$C$35]);&quot;error&quot;)" office:value-type="string" office:string-value="ok" calcext:value-type="string">
            <text:p>ok</text:p>
          </table:table-cell>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R31]&gt;[.S31];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29]-(1-[.C29]);5)" office:value-type="float" office:value="0.21046" calcext:value-type="float">
            <text:p>0.21046</text:p>
          </table:table-cell>
          <table:table-cell table:formula="of:=COM.MICROSOFT.IFS([.C32]=AVERAGE([.$C$31:.$C$35]);&quot;ok&quot;;[.C32]&lt;&gt;AVERAGE([.$C$31:.$C$35]);&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number-columns-repeated="9"/>
          <table:table-cell table:formula="of:=SUM([.AA3:.AA31])"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6" table:formula="of:=ROUND((2*[.C29])-1;5)" office:value-type="float" office:value="0.21046" calcext:value-type="float">
            <text:p>0.21046</text:p>
          </table:table-cell>
          <table:table-cell table:formula="of:=COM.MICROSOFT.IFS([.C33]=AVERAGE([.$C$31:.$C$35]);&quot;ok&quot;;[.C33]&lt;&gt;AVERAGE([.$C$31:.$C$35]);&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2*[.C25])/([.C2]*[.C3])-1;5)" office:value-type="float" office:value="0.21046" calcext:value-type="float">
            <text:p>0.21046</text:p>
          </table:table-cell>
          <table:table-cell table:formula="of:=COM.MICROSOFT.IFS([.C34]=AVERAGE([.$C$31:.$C$35]);&quot;ok&quot;;[.C34]&lt;&gt;AVERAGE([.$C$31:.$C$35]);&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1-(2*[.C26])/([.C2]*[.C3]);5)" office:value-type="float" office:value="0.21046" calcext:value-type="float">
            <text:p>0.21046</text:p>
          </table:table-cell>
          <table:table-cell table:formula="of:=COM.MICROSOFT.IFS([.C35]=AVERAGE([.$C$31:.$C$35]);&quot;ok&quot;;[.C35]&lt;&gt;AVERAGE([.$C$31:.$C$35]);&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1]" office:value-type="float" office:value="0.21046" calcext:value-type="float">
            <text:p>0.21046</text:p>
          </table:table-cell>
          <table:table-cell table:style-name="ce24" table:formula="of:=AND([.D31]=&quot;ok&quot;;[.D32]=&quot;ok&quot;;[.D33]=&quot;ok&quot;;[.D34]=&quot;ok&quot;;[.D35]=&quot;ok&quot;)" office:value-type="boolean" office:boolean-value="true" calcext:value-type="boolean">
            <text:p>TRUE</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7]=AVERAGE([.C25:.C26]);&quot;ok&quot;;[.C37]&lt;&gt;AVERAGE([.C25:.C26]);&quot;error&quot;)" office:value-type="string" office:string-value="ok" calcext:value-type="string">
            <text:p>ok</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0]*([.C41]-([.C42]/[.C43])))^(1/2)" office:value-type="float" office:value="60.921260656687" calcext:value-type="float">
            <text:p>60.92126</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7])/([.C39])" office:value-type="float" office:value="-1.35420703890087" calcext:value-type="float">
            <text:p>-1.35420703890087</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4];0;1;1)*2" office:value-type="float" office:value="0.175670333980886" calcext:value-type="float">
            <text:p>0.17567</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5]&lt;0.05;&quot;rejected&quot;;[.C45]&gt;=0.05;&quot;can't be rejected&quot;)" office:value-type="string" office:string-value="can't be rejected" calcext:value-type="string">
            <text:p>can't be rejected</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covered-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table-cell table:number-columns-repeated="5"/>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4:'U-test'.T10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21">
      <number:number number:decimal-places="1" number:min-decimal-places="1"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4" number:min-decimal-places="14" number:min-integer-digits="1"/>
    </number:number-style>
    <number:number-style style:name="N133">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5">00/00/0000</text:date>, <text:time style:data-style-name="N2" text:time-value="15:15:27.787234413">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6-04T21:42:40.737040335</dc:date>
    <meta:editing-duration>PT12H10M38S</meta:editing-duration>
    <meta:editing-cycles>23</meta:editing-cycles>
    <meta:generator>LibreOffice/7.3.3.2$Linux_X86_64 LibreOffice_project/30$Build-2</meta:generator>
    <meta:document-statistic meta:table-count="1" meta:cell-count="997"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Z3:'U-test'.Z3" chart:class="chart:scatter">
            <chart:domain table:cell-range-address="'U-test'.Y3:'U-test'.Y31 'U-test'.A1:'U-test'.A1"/>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 Column A</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Y3:'U-test'.Y31 'U-test'.A1:'U-test'.A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1">
                <text:p>1</text:p>
              </table:table-cell>
              <table:table-cell office:value-type="float" office:value="0.923076923076923">
                <text:p>0.923076923076923</text:p>
              </table:table-cell>
            </table:table-row>
            <table:table-row>
              <table:table-cell office:value-type="string">
                <text:p>3</text:p>
              </table:table-cell>
              <table:table-cell office:value-type="float" office:value="0.933333333333333">
                <text:p>0.933333333333333</text:p>
              </table:table-cell>
              <table:table-cell office:value-type="float" office:value="0.923076923076923">
                <text:p>0.923076923076923</text:p>
              </table:table-cell>
            </table:table-row>
            <table:table-row>
              <table:table-cell office:value-type="string">
                <text:p>4</text:p>
              </table:table-cell>
              <table:table-cell office:value-type="float" office:value="0.866666666666667">
                <text:p>0.866666666666667</text:p>
              </table:table-cell>
              <table:table-cell office:value-type="float" office:value="0.923076923076923">
                <text:p>0.923076923076923</text:p>
              </table:table-cell>
            </table:table-row>
            <table:table-row>
              <table:table-cell office:value-type="string">
                <text:p>5</text:p>
              </table:table-cell>
              <table:table-cell office:value-type="float" office:value="0.8">
                <text:p>0.8</text:p>
              </table:table-cell>
              <table:table-cell office:value-type="float" office:value="0.923076923076923">
                <text:p>0.923076923076923</text:p>
              </table:table-cell>
            </table:table-row>
            <table:table-row>
              <table:table-cell office:value-type="string">
                <text:p>6</text:p>
              </table:table-cell>
              <table:table-cell office:value-type="float" office:value="0.8">
                <text:p>0.8</text:p>
              </table:table-cell>
              <table:table-cell office:value-type="float" office:value="0.846153846153846">
                <text:p>0.846153846153846</text:p>
              </table:table-cell>
            </table:table-row>
            <table:table-row>
              <table:table-cell office:value-type="string">
                <text:p>7</text:p>
              </table:table-cell>
              <table:table-cell office:value-type="float" office:value="0.733333333333333">
                <text:p>0.733333333333333</text:p>
              </table:table-cell>
              <table:table-cell office:value-type="float" office:value="0.846153846153846">
                <text:p>0.846153846153846</text:p>
              </table:table-cell>
            </table:table-row>
            <table:table-row>
              <table:table-cell office:value-type="string">
                <text:p>8</text:p>
              </table:table-cell>
              <table:table-cell office:value-type="float" office:value="0.733333333333333">
                <text:p>0.733333333333333</text:p>
              </table:table-cell>
              <table:table-cell office:value-type="float" office:value="0.769230769230769">
                <text:p>0.769230769230769</text:p>
              </table:table-cell>
            </table:table-row>
            <table:table-row>
              <table:table-cell office:value-type="string">
                <text:p>9</text:p>
              </table:table-cell>
              <table:table-cell office:value-type="float" office:value="0.733333333333333">
                <text:p>0.733333333333333</text:p>
              </table:table-cell>
              <table:table-cell office:value-type="float" office:value="0.692307692307692">
                <text:p>0.692307692307692</text:p>
              </table:table-cell>
            </table:table-row>
            <table:table-row>
              <table:table-cell office:value-type="string">
                <text:p>10</text:p>
              </table:table-cell>
              <table:table-cell office:value-type="float" office:value="0.666666666666667">
                <text:p>0.666666666666667</text:p>
              </table:table-cell>
              <table:table-cell office:value-type="float" office:value="0.692307692307692">
                <text:p>0.692307692307692</text:p>
              </table:table-cell>
            </table:table-row>
            <table:table-row>
              <table:table-cell office:value-type="string">
                <text:p>11</text:p>
              </table:table-cell>
              <table:table-cell office:value-type="float" office:value="0.6">
                <text:p>0.6</text:p>
              </table:table-cell>
              <table:table-cell office:value-type="float" office:value="0.692307692307692">
                <text:p>0.692307692307692</text:p>
              </table:table-cell>
            </table:table-row>
            <table:table-row>
              <table:table-cell office:value-type="string">
                <text:p>12</text:p>
              </table:table-cell>
              <table:table-cell office:value-type="float" office:value="0.533333333333333">
                <text:p>0.533333333333333</text:p>
              </table:table-cell>
              <table:table-cell office:value-type="float" office:value="0.692307692307692">
                <text:p>0.692307692307692</text:p>
              </table:table-cell>
            </table:table-row>
            <table:table-row>
              <table:table-cell office:value-type="string">
                <text:p>13</text:p>
              </table:table-cell>
              <table:table-cell office:value-type="float" office:value="0.466666666666667">
                <text:p>0.466666666666667</text:p>
              </table:table-cell>
              <table:table-cell office:value-type="float" office:value="0.692307692307692">
                <text:p>0.692307692307692</text:p>
              </table:table-cell>
            </table:table-row>
            <table:table-row>
              <table:table-cell office:value-type="string">
                <text:p>14</text:p>
              </table:table-cell>
              <table:table-cell office:value-type="float" office:value="0.4">
                <text:p>0.4</text:p>
              </table:table-cell>
              <table:table-cell office:value-type="float" office:value="0.692307692307692">
                <text:p>0.692307692307692</text:p>
              </table:table-cell>
            </table:table-row>
            <table:table-row>
              <table:table-cell office:value-type="string">
                <text:p>15</text:p>
              </table:table-cell>
              <table:table-cell office:value-type="float" office:value="0.333333333333333">
                <text:p>0.333333333333333</text:p>
              </table:table-cell>
              <table:table-cell office:value-type="float" office:value="0.692307692307692">
                <text:p>0.692307692307692</text:p>
              </table:table-cell>
            </table:table-row>
            <table:table-row>
              <table:table-cell office:value-type="string">
                <text:p>16</text:p>
              </table:table-cell>
              <table:table-cell office:value-type="float" office:value="0.266666666666667">
                <text:p>0.266666666666667</text:p>
              </table:table-cell>
              <table:table-cell office:value-type="float" office:value="0.692307692307692">
                <text:p>0.692307692307692</text:p>
              </table:table-cell>
            </table:table-row>
            <table:table-row>
              <table:table-cell office:value-type="string">
                <text:p>17</text:p>
              </table:table-cell>
              <table:table-cell office:value-type="float" office:value="0.266666666666667">
                <text:p>0.266666666666667</text:p>
              </table:table-cell>
              <table:table-cell office:value-type="float" office:value="0.615384615384615">
                <text:p>0.615384615384615</text:p>
              </table:table-cell>
            </table:table-row>
            <table:table-row>
              <table:table-cell office:value-type="string">
                <text:p>18</text:p>
              </table:table-cell>
              <table:table-cell office:value-type="float" office:value="0.266666666666667">
                <text:p>0.266666666666667</text:p>
              </table:table-cell>
              <table:table-cell office:value-type="float" office:value="0.538461538461538">
                <text:p>0.538461538461538</text:p>
              </table:table-cell>
            </table:table-row>
            <table:table-row>
              <table:table-cell office:value-type="string">
                <text:p>19</text:p>
              </table:table-cell>
              <table:table-cell office:value-type="float" office:value="0.266666666666667">
                <text:p>0.266666666666667</text:p>
              </table:table-cell>
              <table:table-cell office:value-type="float" office:value="0.461538461538462">
                <text:p>0.461538461538462</text:p>
              </table:table-cell>
            </table:table-row>
            <table:table-row>
              <table:table-cell office:value-type="string">
                <text:p>20</text:p>
              </table:table-cell>
              <table:table-cell office:value-type="float" office:value="0.266666666666667">
                <text:p>0.266666666666667</text:p>
              </table:table-cell>
              <table:table-cell office:value-type="float" office:value="0.384615384615385">
                <text:p>0.384615384615385</text:p>
              </table:table-cell>
            </table:table-row>
            <table:table-row>
              <table:table-cell office:value-type="string">
                <text:p>21</text:p>
              </table:table-cell>
              <table:table-cell office:value-type="float" office:value="0.2">
                <text:p>0.2</text:p>
              </table:table-cell>
              <table:table-cell office:value-type="float" office:value="0.384615384615385">
                <text:p>0.384615384615385</text:p>
              </table:table-cell>
            </table:table-row>
            <table:table-row>
              <table:table-cell office:value-type="string">
                <text:p>22</text:p>
              </table:table-cell>
              <table:table-cell office:value-type="float" office:value="0.2">
                <text:p>0.2</text:p>
              </table:table-cell>
              <table:table-cell office:value-type="float" office:value="0.307692307692308">
                <text:p>0.307692307692308</text:p>
              </table:table-cell>
            </table:table-row>
            <table:table-row>
              <table:table-cell office:value-type="string">
                <text:p>23</text:p>
              </table:table-cell>
              <table:table-cell office:value-type="float" office:value="0.2">
                <text:p>0.2</text:p>
              </table:table-cell>
              <table:table-cell office:value-type="float" office:value="0.230769230769231">
                <text:p>0.230769230769231</text:p>
              </table:table-cell>
            </table:table-row>
            <table:table-row>
              <table:table-cell office:value-type="string">
                <text:p>24</text:p>
              </table:table-cell>
              <table:table-cell office:value-type="float" office:value="0.133333333333333">
                <text:p>0.133333333333333</text:p>
              </table:table-cell>
              <table:table-cell office:value-type="float" office:value="0.230769230769231">
                <text:p>0.230769230769231</text:p>
              </table:table-cell>
            </table:table-row>
            <table:table-row>
              <table:table-cell office:value-type="string">
                <text:p>25</text:p>
              </table:table-cell>
              <table:table-cell office:value-type="float" office:value="0.133333333333333">
                <text:p>0.133333333333333</text:p>
              </table:table-cell>
              <table:table-cell office:value-type="float" office:value="0.153846153846154">
                <text:p>0.153846153846154</text:p>
              </table:table-cell>
            </table:table-row>
            <table:table-row>
              <table:table-cell office:value-type="string">
                <text:p>26</text:p>
              </table:table-cell>
              <table:table-cell office:value-type="float" office:value="0.133333333333333">
                <text:p>0.133333333333333</text:p>
              </table:table-cell>
              <table:table-cell office:value-type="float" office:value="0.0769230769230769">
                <text:p>0.0769230769230769</text:p>
              </table:table-cell>
            </table:table-row>
            <table:table-row>
              <table:table-cell office:value-type="string">
                <text:p>27</text:p>
              </table:table-cell>
              <table:table-cell office:value-type="float" office:value="0.0666666666666667">
                <text:p>0.0666666666666667</text:p>
              </table:table-cell>
              <table:table-cell office:value-type="float" office:value="0.0769230769230769">
                <text:p>0.0769230769230769</text:p>
              </table:table-cell>
            </table:table-row>
            <table:table-row>
              <table:table-cell office:value-type="string">
                <text:p>28</text:p>
              </table:table-cell>
              <table:table-cell office:value-type="float" office:value="0">
                <text:p>0</text:p>
              </table:table-cell>
              <table:table-cell office:value-type="float" office:value="0.0769230769230769">
                <text:p>0.076923076923076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